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2.9813in"/>
    </style:style>
    <style:style style:name="Table1.B" style:family="table-column">
      <style:table-column-properties style:column-width="3.2854in"/>
    </style:style>
    <style:style style:name="Table1.1" style:family="table-row">
      <style:table-row-properties style:min-row-height="1.316in" fo:keep-together="auto"/>
    </style:style>
    <style:style style:name="Table1.A1" style:family="table-cell">
      <style:table-cell-properties style:vertical-align="" fo:padding="0.0694in" fo:border="1pt solid #000000"/>
    </style:style>
    <style:style style:name="Table1.2" style:family="table-row">
      <style:table-row-properties style:min-row-height="0.6493in" fo:keep-together="auto"/>
    </style:style>
    <style:style style:name="Table1.A2" style:family="table-cell">
      <style:table-cell-properties style:vertical-align="" fo:padding="0.0694in" fo:border-left="1pt solid #000000" fo:border-right="none" fo:border-top="none" fo:border-bottom="1pt solid #000000"/>
    </style:style>
    <style:style style:name="Table1.B2" style:family="table-cell">
      <style:table-cell-properties style:vertical-align="" fo:padding="0.0694in" fo:border-left="1pt solid #000000" fo:border-right="1pt solid #000000" fo:border-top="none" fo:border-bottom="1pt solid #000000"/>
    </style:style>
    <style:style style:name="Table1.3" style:family="table-row">
      <style:table-row-properties style:min-row-height="0.8993in" fo:keep-together="auto"/>
    </style:style>
    <style:style style:name="Table1.B3" style:family="table-cell">
      <style:table-cell-properties style:vertical-align="" fo:padding-left="0.0139in" fo:padding-right="0.0139in" fo:padding-top="0.0694in" fo:padding-bottom="0.0694in" fo:border-left="none" fo:border-right="1pt solid #000000" fo:border-top="none" fo:border-bottom="1pt solid #000000"/>
    </style:style>
    <style:style style:name="Table1.4" style:family="table-row">
      <style:table-row-properties style:min-row-height="0.9514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20pt" fo:font-weight="bold" style:font-size-asian="20pt" style:font-weight-asian="bold" style:font-size-complex="20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left="-0.0693in" fo:margin-right="0in" fo:margin-top="0.0835in" fo:margin-bottom="0.0835in" loext:contextual-spacing="false" fo:line-height="105%" fo:text-align="center" style:justify-single-word="false" fo:text-indent="-0.25in" style:auto-text-indent="false"/>
    </style:style>
    <style:style style:name="P8" style:family="paragraph" style:parent-style-name="Standard">
      <style:paragraph-properties fo:margin-left="-0.3193in" fo:margin-right="0in" fo:margin-top="0.0835in" fo:margin-bottom="0.0835in" loext:contextual-spacing="false" fo:line-height="105%" fo:text-align="center" style:justify-single-word="false" fo:text-indent="0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3">
      <loext:graphic-properties draw:fill="solid" draw:fill-color="#ffffff"/>
      <style:paragraph-properties fo:margin-left="0.5in" fo:margin-right="0in" fo:margin-top="0.1665in" fo:margin-bottom="0in" loext:contextual-spacing="false" fo:line-height="100%" fo:text-indent="-0.25in" style:auto-text-indent="false" fo:background-color="#ffffff" fo:padding="0in" fo:border="none"/>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fo:font-size="13pt" style:font-size-asian="13pt" style:font-size-complex="13pt"/>
    </style:style>
    <style:style style:name="P16" style:family="paragraph" style:parent-style-name="Standard">
      <loext:graphic-properties draw:fill="solid" draw:fill-color="#ffffff"/>
      <style:paragraph-properties fo:margin-left="0.5in" fo:margin-right="0in" fo:margin-top="0.1665in" fo:margin-bottom="0in" loext:contextual-spacing="false" fo:line-height="100%" fo:text-indent="0in" style:auto-text-indent="false" fo:background-color="#ffffff" fo:padding="0in" fo:border="none"/>
      <style:text-properties fo:color="#171717" fo:font-size="13pt" style:font-size-asian="13pt" style:font-size-complex="13pt"/>
    </style:style>
    <style:style style:name="P17" style:family="paragraph" style:parent-style-name="Standard">
      <loext:graphic-properties draw:fill="solid" draw:fill-color="#ffffff"/>
      <style:paragraph-properties fo:margin-left="0.5in" fo:margin-right="0in" fo:margin-top="0.1665in" fo:margin-bottom="0in" loext:contextual-spacing="false" fo:line-height="100%" fo:text-indent="0in" style:auto-text-indent="false" fo:background-color="#ffffff" fo:padding="0in" fo:border="none"/>
      <style:text-properties fo:color="#171717" fo:font-size="13pt" style:font-size-asian="13pt" style:font-size-complex="13pt" fo:background-color="#ffffff"/>
    </style:style>
    <style:style style:name="P18" style:family="paragraph" style:parent-style-name="Standard">
      <loext:graphic-properties draw:fill="solid" draw:fill-color="#ffffff"/>
      <style:paragraph-properties fo:margin-left="0.5in" fo:margin-right="0in" fo:margin-top="0.1665in" fo:margin-bottom="0in" loext:contextual-spacing="false" fo:line-height="100%" fo:text-indent="0in" style:auto-text-indent="false" fo:background-color="#ffffff" fo:padding="0in" fo:border="none"/>
    </style:style>
    <style:style style:name="P19" style:family="paragraph" style:parent-style-name="Standard" style:master-page-name="Standard">
      <style:paragraph-properties style:page-number="1"/>
      <style:text-properties fo:font-size="24pt" fo:font-weight="bold" style:font-size-asian="24pt" style:font-weight-asian="bold" style:font-size-complex="24pt"/>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6pt" fo:font-weight="bold" style:font-size-asian="16pt" style:font-weight-asian="bold" style:font-size-complex="16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color="#171717" fo:font-size="13pt" style:font-size-asian="13pt" style:font-size-complex="13pt"/>
    </style:style>
    <style:style style:name="T8" style:family="text">
      <style:text-properties fo:color="#171717" fo:font-size="13pt" style:font-size-asian="13pt" style:font-size-complex="13pt" fo:background-color="#ffffff"/>
    </style:style>
    <style:style style:name="T9" style:family="text">
      <style:text-properties fo:color="#171717" fo:font-size="13pt" fo:font-weight="bold" style:font-size-asian="13pt" style:font-weight-asian="bold" style:font-size-complex="13pt" fo:background-color="#ffffff"/>
    </style:style>
    <style:style style:name="T10" style:family="text">
      <style:text-properties fo:color="#171717" fo:font-size="13pt" fo:font-style="italic" style:font-size-asian="13pt" style:font-style-asian="italic" style:font-size-complex="13pt" fo:background-color="#ffffff"/>
    </style:style>
    <style:style style:name="T11" style:family="text">
      <style:text-properties fo:color="#171717" fo:font-size="14pt" style:font-size-asian="14pt" style:font-size-complex="14pt"/>
    </style:style>
    <style:style style:name="T12" style:family="text">
      <style:text-properties fo:color="#171717"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able:table table:name="Table1" table:style-name="Table1">
        <table:table-column table:style-name="Table1.A"/>
        <table:table-column table:style-name="Table1.B"/>
        <table:table-row table:style-name="Table1.1">
          <table:table-cell table:style-name="Table1.A1" table:number-columns-spanned="2" office:value-type="string">
            <text:p text:style-name="P7"><text:span text:style-name="T1"><text:tab/>Projekt Technologie obiektowe</text:span></text:p>
            <text:p text:style-name="P7"><text:span text:style-name="T2">Wydział Elektrotechniki Automatyki i Informatyki</text:span></text:p>
            <text:p text:style-name="P7"><text:span text:style-name="T2">Politechnika Świętokrzyska</text:span></text:p>
          </table:table-cell>
          <table:covered-table-cell/>
        </table:table-row>
        <table:table-row table:style-name="Table1.2">
          <table:table-cell table:style-name="Table1.A2" office:value-type="string">
            <text:p text:style-name="P7"><text:span text:style-name="T2">Studia: Stacjonarne II stopnia</text:span></text:p>
          </table:table-cell>
          <table:table-cell table:style-name="Table1.B2" office:value-type="string">
            <text:p text:style-name="P7"><text:span text:style-name="T2">Kierunek: Informatyka</text:span></text:p>
          </table:table-cell>
        </table:table-row>
        <table:table-row table:style-name="Table1.3">
          <table:table-cell table:style-name="Table1.B2" office:value-type="string">
            <text:p text:style-name="P8"><text:span text:style-name="T2">Grupa: 1ID22A</text:span></text:p>
          </table:table-cell>
          <table:table-cell table:style-name="Table1.B3" office:value-type="string">
            <text:p text:style-name="P8"><text:span text:style-name="T2">Autor:</text:span></text:p>
            <text:p text:style-name="Standard"><text:span text:style-name="T2"><text:s text:c="17"/>Mateusz Skrok</text:span></text:p>
          </table:table-cell>
        </table:table-row>
        <table:table-row table:style-name="Table1.4">
          <table:table-cell table:style-name="Table1.B2" table:number-columns-spanned="2" office:value-type="string">
            <text:p text:style-name="P1"><text:span text:style-name="T4">Generator kodu SQL z utworzonego schematu</text:span></text:p>
            <text:p text:style-name="P2"/>
          </table:table-cell>
          <table:covered-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084718579" text:style-name="WWNum1">
        <text:list-item>
          <text:p text:style-name="P9"><text:span text:style-name="T5">Cel projektu</text:span></text:p>
        </text:list-item>
      </text:list>
      <text:p text:style-name="P14"><text:span text:style-name="T6">Celem projektu było stworzenie aplikacji umożliwiającej na podstawie utworzonego schematu bazy danych wygenerowanie kodu SQL. Schemat ten powinien obsługiwać wszystkie trzy rodzaje relacji czyli:jeden do jednego,jeden do wielu oraz wielu do wielu, jak i również dziedziczenie.</text:span></text:p>
      <text:p text:style-name="P15"><text:soft-page-break/></text:p>
      <text:list xml:id="list85816173758575" text:continue-numbering="true" text:style-name="WWNum1">
        <text:list-item>
          <text:p text:style-name="P9"><text:span text:style-name="T5">Wstęp teoretyczny</text:span></text:p>
        </text:list-item>
      </text:list>
      <text:p text:style-name="P6"/>
      <text:list xml:id="list1955576038" text:style-name="WWNum4">
        <text:list-item>
          <text:p text:style-name="P10"><text:span text:style-name="T6">Java jest obiektowy językiem programistycznym stworzony z myślą o ogólnej dostępności, jak i również prostocie w użyciu. Została przedstawiona publicznie pod koniec 1995 roku przez firmę Sun Microsystems jako Java 1.0. Składnia Javy opiera się na stylu pisania oprogramowania, który został przedstawiony w języku programowania C++, zabieg ten służył do tego, aby programiści zaznajomieni z tym językiem programowania mogli łatwiej korzystać z funkcjonalności, jakie oferuje Java, dodatkowo Java uznają się za mniej skomplikowany język programistyczny od C++, poprzez zastąpieni lub usunięcie niewygodnych operacji takich jak wskaźniki, struktury, przeciążenia operatorów oraz kilka innych operacji, które są ważnymi elementami programowania w C++, który również umożliwia programowanie obiektowe. W przypadku procesu kompilacji programów w Javie został, rozpoczyna on działania od przekazania kodu źródłowego aplikacji do programu javac, proces ten służy do utworzenia plików klasy zawierających kod bajtowy, jest to konieczne, ponieważ plik klasy jest najmniejszą jednostką funkcjonalności, która jest wykorzystywana przez platformę, oraz jedyną możliwością przesłania kodu do działającego programu.Programowanie obiektowe jest rodzajem oprogramowania działającego na podstawie obiektów, które przedstawiają dane nazywane inaczej polami oraz działania, jakie można z tymi danymi podjąć, tak zwane metody. Ważnym elementem programowania obiektowego są klasy, które służą do tworzenia obiektów, według ustalonego schematu danej klasy, oznacza to, że każdy obiekt stworzonej klasy posiada własną wersję pól oraz metod przedstawionych w danej klasie. Program</text:span></text:p>
        </text:list-item>
      </text:list>
      <text:p text:style-name="P14"><text:span text:style-name="T6">utworzone przy użyciu programowania obiektowego wykonuje operacje, korzystając ze zbioru obiektów, które do wykonania określonego zadania, komunikują się ze sobą. Sposób programowania obiektowego został spopularyzowany przez wprowadzenie C++ który był znaczącym rozszerzeniem do języka programowania C. Do najważniejszych atrybutów programowania obiektowego zalicza się: dziedziczenie, hermetyzacja oraz polimorfizm. Dziedziczenie jest jedną z ważniejszych cech programowania obiektowego, ponieważ poprzez dziedziczenie programista ma możliwość stworzenia klasy, która może odwołać się do nie prywatnych pól i metod klas bazowych, co pozwala na tworzenie różnych klas posiadających wspólne cechy, realizowane jest to poprzez stworzenie klasy zawierającej pola oraz metody wspólne dla kilku klas, a następnie utworzenie klas, które dziedziczą po tej klasie.</text:span></text:p>
      <text:p text:style-name="P5"/>
      <text:list xml:id="list1454235103" text:style-name="WWNum2">
        <text:list-item>
          <text:p text:style-name="P11"><text:span text:style-name="T6">Java Swing jest to interfejs programistyczny umożliwiający tworzenie graficznego interfejsu użytkownika, aplikacje utworzone w ten sposób nazywane są okienkowymi lub desktopowymi. Wykorzystywane są do graficznego przedstawienia elementów, które ułatwiają komunikację użytkownika z komputerem, poprzez różnego rodzaju tablice, przyciski czy pola do wprowadzania tekstu. Swing został wypuszczony w 1997 roku, jako ulepszona wersja AWT, przy współpracy dwóch firm Sun Microsystems i Netscape Communications Corporation. Początkowo był on dostępny jako oddzielna biblioteka do pobrania i zaimplementowania przez użytkownika, został później zaimplementowany do Javy jak część Java Standard Edition wersja 1.2 i jest dostępny dla każdego użytkownika korzystającego z Javy pod pakietem javax.swing. Głównymi zaletami pakietu Swing jest duża ilość elementów interfejsu graficznego, jak i również wygoda ich użytkowania, jest on mniej podatny na problemy związane z różnymi systemami dodatkowo każdy element oraz sposób jego działania jest taki sam na każdej platformie. Dodatkową zaletą Java Swing są elementy graficzne, które wyświetlana są poprzez rysowanie się na ekranie, z tego powodu większość komponentów pakietu Swing jest mniej obciążającą dla systemu. Mniej ważną cechy, ale przydatną w tworzeniu aplikacji okienkowych jest również możliwość przypisywania poszczególnych klawiszy klawiatury do odpowiednich komponentów.</text:span></text:p>
        </text:list-item>
      </text:list>
      <text:p text:style-name="P5"/>
      <text:list xml:id="list3885159606" text:style-name="WWNum3">
        <text:list-item>
          <text:p text:style-name="P12"><text:span text:style-name="T6">SQL został zaprojektowany głównie do pracy z relacyjnymi bazami danych, opiera się on na prostych zdaniach posiadających instrukcję kluczową oraz informację zależną od stworzonej bazy danych. Najczęściej używaną instrukcją SQL jest SELECT, który służy do zwrócenia wierszy z określonych tabel zakładając przy tym określone przez użytkownika warunki. Do modyfikacji informacji w tabelach wykorzystywane są instrukcje INSERT, UPDATE oraz DELETE, natomiast do tworzenia struktury bazy danych, jak i modyfikacji jej tabel należy skorzystać z instrukcji CREATE, ALTER, DROP oraz RENAME.</text:span></text:p>
        </text:list-item>
      </text:list>
      <text:p text:style-name="P15"/>
      <text:list xml:id="list85817146652359" text:continue-numbering="true" text:style-name="WWNum3">
        <text:list-item>
          <text:p text:style-name="P12"><text:span text:style-name="T6">Relacyjne bazy danych służą do przechowywania powiązanych ze sobą informacji w tabelach, każda informacja jest przechowywana w oddzielnym wierszu, gdzie kolumny określają przechowywaną informację. Tabele w tym typie bazy danych są powiązane ze sobą relacjami, wyróżniamy trzy rodzaje powiązań relacji: jeden do jeden, jeden do wielu oraz wiele do wielu, do określenia tych powiązań wykorzystuję się klucze główne oraz obce. Powiązania te ułatwiają użytkownikowi określenie, w jaki sposób informacje są przechowywane w bazie danych oraz zabezpieczają tą bazę przed niepoprawnym wprowadzaniem danych.</text:span></text:p>
        </text:list-item>
      </text:list>
      <text:p text:style-name="P15"/>
      <text:list xml:id="list85815703476928" text:continue-numbering="true" text:style-name="WWNum3">
        <text:list-item>
          <text:p text:style-name="P13"><text:span text:style-name="T7">Relacja jeden-do-wielu jest najczęstszym rodzajem relacji. W tego rodzaju relacji wiersz w tabeli A może mieć wiele pasujących wierszy w tabeli B. Jednak wiersz w tabeli B może mieć tylko jeden pasujący wiersz w tabeli A. Na przykład tabele „Wydawcy” i „Tytuły” mają relację jeden do wielu. Oznacza to, że każdy wydawca produkuje wiele tytułów. Ale każdy tytuł pochodzi tylko od jednego wydawcy.Relacja jeden-do-wielu jest tworzona, jeśli tylko jedna z powiązanych kolumn jest kluczem podstawowym lub ma unikatowe ograniczenie.</text:span></text:p>
        </text:list-item>
      </text:list>
      <text:p text:style-name="P16"/>
      <text:list xml:id="list85815424078418" text:continue-numbering="true" text:style-name="WWNum3">
        <text:list-item>
          <text:p text:style-name="P13"><text:span text:style-name="T8">W relacji wiele-do-wielu wiersz w tabeli A może mieć wiele pasujących wierszy w tabeli B i odwrotnie. Taką relację można utworzyć, definiując trzecią tabelę, która jest nazywana tabelą skrzyżowań. Klucz podstawowy tabeli skrzyżowań składa się z kluczy obcych z tabeli A i tabeli B. Na przykład tabela „Autorzy” i tabela „Tytuły” są w relacji wiele-do-wielu, która jest definiowana przez relację jeden-do-wielu z każdej z tych tabel do tabeli „TytułAutorzy”.</text:span></text:p>
        </text:list-item>
      </text:list>
      <text:p text:style-name="P17"/>
      <text:list xml:id="list85815425549950" text:continue-numbering="true" text:style-name="WWNum3">
        <text:list-item>
          <text:p text:style-name="P13"><text:span text:style-name="T8">W relacji jeden-do-jednego wiersz w tabeli A może mieć nie więcej niż jeden pasujący wiersz w tabeli B i odwrotnie. Relacja jeden-do-jednego jest tworzona, jeśli obie kolumny powiązane są kluczami podstawowymi lub mają wyjątkowe ograniczenia.Ten rodzaj relacji nie jest powszechny, ponieważ większość informacji, które są związane w ten sposób znajdzie się w jednej tabeli.</text:span></text:p>
        </text:list-item>
      </text:list>
      <text:p text:style-name="P17"/>
      <text:list xml:id="list85816202030163" text:continue-numbering="true" text:style-name="WWNum3">
        <text:list-item>
          <text:p text:style-name="P13"><text:span text:style-name="T8">Techniki dziedziczenia przedstawione w SQL:</text:span></text:p>
        </text:list-item>
      </text:list>
      <text:p text:style-name="P18"><text:span text:style-name="T9">'Table per concrete class'</text:span><text:span text:style-name="T8"> czyli każdej nie abstrakcyjnej klasie odpowiada tabela w bazie danych. Jest to podejście najprostsze, ale jednocześnie najmniej eleganckie. Na poziomie bazodanowym nie występują jakimkolwiek związku między klasami dziedziczącymi.</text:span></text:p>
      <text:p text:style-name="P18"><text:span text:style-name="T9">'Table per class'</text:span><text:span text:style-name="T8"> <text:s/>czyli utworzenie jednej tabeli dla wszystkich podklas. Taka tabela zawiera kolumny odpowiadające wszystkim trwałym atrybutom wszystkich podklas. Dodatkowo, potrzebna jest jedna kolumna nazywana </text:span><text:span text:style-name="T10">discriminator</text:span><text:span text:style-name="T8">, która określa, do jakiej podklasy należy obiekt odpowiadający danemu rekordowi w tabeli. </text:span></text:p>
      <text:p text:style-name="P18"><text:span text:style-name="T9">'Table per subclass'</text:span><text:span text:style-name="T8"> <text:s/>wierne odwzorowanie modelu dziedziczenia do postaci tabelowej. Tworzymy tabelę dla nadklasy, oraz po jednej tabeli dla każdej podklasy, przy czym tabela reprezentująca podklasę nie powiela żadnego pola, które wystąpiło w nadklasie. Do rozróżnienia <text:s/>rekordów używane są klucze główne tabel podklasy jako klucze obcy do tabeli nadklasy. </text:span></text:p>
      <text:p text:style-name="P17"/>
      <text:p text:style-name="P18"><text:span text:style-name="T8"><text:s/></text:span></text:p>
      <text:p text:style-name="P15"/>
      <text:p text:style-name="P5"/>
      <text:p text:style-name="Standard"><text:soft-page-break/><text:span text:style-name="T6"><text:tab/></text:span></text:p>
      <text:p text:style-name="Standard"><text:span text:style-name="T6"><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27" meta:word-count="1073" meta:character-count="8006" meta:non-whitespace-character-count="6941"/>
    <meta:generator>LibreOfficeDev/6.0.5.2$Linux_X86_64 LibreOffice_project/</meta:generator>
  </office:meta>
</office:document-meta>
</file>